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2"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3"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2"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0000ff"/>
    </style:style>
    <style:style style:name="P84"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3" style:family="paragraph" style:parent-style-name="Text_20_body">
      <style:paragraph-properties fo:margin-left="0in" fo:margin-right="0in" fo:text-align="end" style:justify-single-word="false" fo:text-indent="0.1965in" style:auto-text-indent="false"/>
    </style:style>
    <style:style style:name="P94"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7"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in" fo:margin-right="0in" fo:text-align="justify" style:justify-single-word="false" fo:text-indent="0.1965in" style:auto-text-indent="false"/>
    </style:style>
    <style:style style:name="P99" style:family="paragraph" style:parent-style-name="Standard">
      <style:paragraph-properties fo:margin-left="0in" fo:margin-right="0in" fo:text-align="justify" style:justify-single-word="false" fo:text-indent="0.1965in" style:auto-text-indent="false"/>
      <style:text-properties fo:language="ru" fo:country="RU"/>
    </style:style>
    <style:style style:name="P100"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1"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13fbd3"/>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1c622a"/>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paragraph-rsid="00145f5d" fo:background-color="transparent"/>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145f5d" officeooo:paragraph-rsid="00145f5d" fo:background-color="transparent"/>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officeooo:rsid="00145f5d" officeooo:paragraph-rsid="001cdbc4" fo:background-color="transparent"/>
    </style:style>
    <style:style style:name="P11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8"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2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2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2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2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25"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6"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2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9"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3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31"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32"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3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34"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3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3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37"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8" style:family="paragraph" style:parent-style-name="Text_20_body">
      <style:text-properties fo:language="ru" fo:country="RU"/>
    </style:style>
    <style:style style:name="P139"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40" style:family="paragraph" style:parent-style-name="Text_20_body">
      <style:paragraph-properties fo:text-align="center" style:justify-single-word="false"/>
    </style:style>
    <style:style style:name="P141" style:family="paragraph" style:parent-style-name="First_20_line_20_indent">
      <style:text-properties fo:language="ru" fo:country="RU"/>
    </style:style>
    <style:style style:name="P142" style:family="paragraph" style:parent-style-name="First_20_line_20_indent">
      <style:paragraph-properties fo:text-align="justify" style:justify-single-word="false"/>
      <style:text-properties fo:language="ru" fo:country="RU"/>
    </style:style>
    <style:style style:name="P143" style:family="paragraph" style:parent-style-name="First_20_line_20_indent">
      <style:text-properties fo:font-size="12pt" fo:language="ru" fo:country="RU" style:font-size-asian="12pt" style:font-size-complex="12pt"/>
    </style:style>
    <style:style style:name="P144" style:family="paragraph" style:parent-style-name="First_20_line_20_indent">
      <style:text-properties fo:language="en" fo:country="US"/>
    </style:style>
    <style:style style:name="P145" style:family="paragraph" style:parent-style-name="First_20_line_20_indent">
      <style:paragraph-properties fo:text-align="justify" style:justify-single-word="false"/>
      <style:text-properties fo:language="en" fo:country="US"/>
    </style:style>
    <style:style style:name="P146" style:family="paragraph" style:parent-style-name="First_20_line_20_indent">
      <style:paragraph-properties fo:text-align="justify" style:justify-single-word="false"/>
    </style:style>
    <style:style style:name="P147" style:family="paragraph" style:parent-style-name="Text_20_body">
      <style:paragraph-properties fo:margin-left="0in" fo:margin-right="0in" fo:text-align="center" style:justify-single-word="false" fo:text-indent="0in" style:auto-text-indent="false"/>
    </style:style>
    <style:style style:name="P14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0" style:family="paragraph" style:parent-style-name="Text_20_body">
      <style:paragraph-properties fo:margin-left="0in" fo:margin-right="0in" fo:text-align="justify" style:justify-single-word="false" fo:text-indent="0in" style:auto-text-indent="false"/>
    </style:style>
    <style:style style:name="P151" style:family="paragraph" style:parent-style-name="Footnote">
      <style:text-properties fo:language="en" fo:country="US"/>
    </style:style>
    <style:style style:name="P152" style:family="paragraph" style:parent-style-name="Footnote">
      <style:text-properties fo:language="ru" fo:country="RU"/>
    </style:style>
    <style:style style:name="P153" style:family="paragraph" style:parent-style-name="Footnote">
      <style:text-properties style:use-window-font-color="true" fo:language="ru" fo:country="RU"/>
    </style:style>
    <style:style style:name="P154" style:family="paragraph" style:parent-style-name="Footnote">
      <style:text-properties fo:font-style="normal" style:font-style-asian="normal" style:font-style-complex="normal"/>
    </style:style>
    <style:style style:name="P155" style:family="paragraph" style:parent-style-name="Text_20_body">
      <style:paragraph-properties fo:margin-top="0in" fo:margin-bottom="0.0835in" loext:contextual-spacing="false" fo:text-align="justify" style:justify-single-word="false"/>
      <style:text-properties fo:language="en" fo:country="US"/>
    </style:style>
    <style:style style:name="P156"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7" style:family="paragraph" style:parent-style-name="Standard">
      <style:text-properties fo:font-style="italic" style:font-style-asian="italic" style:font-style-complex="italic"/>
    </style:style>
    <style:style style:name="P158"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officeooo:paragraph-rsid="000f41fe" fo:background-color="transparent" style:font-style-asian="normal" style:font-weight-asian="normal" style:font-style-complex="normal" style:font-weight-complex="normal"/>
    </style:style>
    <style:style style:name="P160" style:family="paragraph" style:parent-style-name="Heading_20_1">
      <style:paragraph-properties fo:margin-left="0in" fo:margin-right="0in" fo:text-align="center" style:justify-single-word="false" fo:text-indent="0.1965in" style:auto-text-indent="false"/>
    </style:style>
    <style:style style:name="P161" style:family="paragraph" style:parent-style-name="Heading_20_2">
      <style:text-properties fo:language="en" fo:country="US"/>
    </style:style>
    <style:style style:name="P162" style:family="paragraph" style:parent-style-name="Heading_20_2">
      <style:paragraph-properties fo:text-align="justify" style:justify-single-word="false"/>
    </style:style>
    <style:style style:name="P163"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fo:font-weight="normal" officeooo:rsid="000f9adb" style:font-style-asian="normal" style:font-weight-asian="normal" style:font-style-complex="normal" style:font-weight-complex="normal"/>
    </style:style>
    <style:style style:name="T44" style:family="text">
      <style:text-properties style:use-window-font-color="true" fo:font-style="normal" fo:font-weight="normal" officeooo:rsid="00116842" style:font-style-asian="normal" style:font-weight-asian="normal" style:font-style-complex="normal" style:font-weight-complex="normal"/>
    </style:style>
    <style:style style:name="T45" style:family="text">
      <style:text-properties style:use-window-font-color="true" fo:font-style="normal" style:text-underline-style="none" style:font-style-asian="normal" style:font-style-complex="normal"/>
    </style:style>
    <style:style style:name="T46" style:family="text">
      <style:text-properties style:use-window-font-color="true" fo:font-style="italic" fo:font-weight="normal" style:font-style-asian="italic" style:font-weight-asian="normal" style:font-style-complex="italic" style:font-weight-complex="normal"/>
    </style:style>
    <style:style style:name="T47" style:family="text">
      <style:text-properties style:use-window-font-color="true" fo:font-style="italic" style:font-style-asian="italic" style:font-style-complex="italic"/>
    </style:style>
    <style:style style:name="T48" style:family="text">
      <style:text-properties style:use-window-font-color="true" fo:background-color="transparent" loext:char-shading-value="0"/>
    </style:style>
    <style:style style:name="T49" style:family="text">
      <style:text-properties style:use-window-font-color="true" fo:language="uk" fo:country="UA" fo:font-style="normal" fo:font-weight="normal" style:font-style-asian="normal" style:font-weight-asian="normal" style:font-style-complex="normal" style:font-weight-complex="normal"/>
    </style:style>
    <style:style style:name="T50" style:family="text">
      <style:text-properties style:use-window-font-color="true" fo:font-weight="normal" style:font-weight-asian="normal" style:font-weight-complex="normal"/>
    </style:style>
    <style:style style:name="T51" style:family="text">
      <style:text-properties style:use-window-font-color="true" fo:font-size="12pt" fo:language="en" fo:country="US" fo:font-style="normal" style:font-size-asian="12pt" style:font-style-asian="normal" style:font-size-complex="12pt" style:font-style-complex="normal"/>
    </style:style>
    <style:style style:name="T52" style:family="text">
      <style:text-properties style:use-window-font-color="true" fo:font-size="12pt" fo:language="en" fo:country="US" style:font-size-asian="12pt" style:font-size-complex="12pt"/>
    </style:style>
    <style:style style:name="T53" style:family="text">
      <style:text-properties style:use-window-font-color="true" officeooo:rsid="00116842"/>
    </style:style>
    <style:style style:name="T54" style:family="text">
      <style:text-properties fo:background-color="transparent" loext:char-shading-value="0"/>
    </style:style>
    <style:style style:name="T55" style:family="text">
      <style:text-properties officeooo:rsid="00144936" fo:background-color="transparent" loext:char-shading-value="0"/>
    </style:style>
    <style:style style:name="T56" style:family="text">
      <style:text-properties officeooo:rsid="00145f5d" fo:background-color="transparent" loext:char-shading-value="0"/>
    </style:style>
    <style:style style:name="T57" style:family="text">
      <style:text-properties style:text-position="super 58%"/>
    </style:style>
    <style:style style:name="T58" style:family="text">
      <style:text-properties fo:language="fr" fo:country="FR"/>
    </style:style>
    <style:style style:name="T59" style:family="text">
      <style:text-properties fo:font-style="normal"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0f9adb" style:font-style-asian="normal" style:font-weight-asian="normal" style:font-style-complex="normal" style:font-weight-complex="normal"/>
    </style:style>
    <style:style style:name="T62" style:family="text">
      <style:text-properties fo:font-style="normal" fo:font-weight="normal" officeooo:rsid="00145f5d" style:font-style-asian="normal" style:font-weight-asian="normal" style:font-style-complex="normal" style:font-weight-complex="normal"/>
    </style:style>
    <style:style style:name="T63" style:family="text">
      <style:text-properties fo:font-style="normal" fo:font-weight="normal" officeooo:rsid="0014d262" style:font-style-asian="normal" style:font-weight-asian="normal" style:font-style-complex="normal" style:font-weight-complex="normal"/>
    </style:style>
    <style:style style:name="T64" style:family="text">
      <style:text-properties fo:font-style="normal" fo:font-weight="normal" officeooo:rsid="0019110d" style:font-style-asian="normal" style:font-weight-asian="normal" style:font-style-complex="normal" style:font-weight-complex="normal"/>
    </style:style>
    <style:style style:name="T65" style:family="text">
      <style:text-properties fo:font-style="normal" fo:font-weight="normal" officeooo:rsid="001aab29" style:font-style-asian="normal" style:font-weight-asian="normal" style:font-style-complex="normal" style:font-weight-complex="normal"/>
    </style:style>
    <style:style style:name="T66" style:family="text">
      <style:text-properties fo:font-style="normal" fo:font-weight="normal" officeooo:rsid="00207471" style:font-style-asian="normal" style:font-weight-asian="normal" style:font-style-complex="normal" style:font-weight-complex="normal"/>
    </style:style>
    <style:style style:name="T67" style:family="text">
      <style:text-properties fo:font-style="normal" fo:font-weight="normal" fo:background-color="transparent" loext:char-shading-value="0" style:font-style-asian="normal" style:font-weight-asian="normal" style:font-style-complex="normal" style:font-weight-complex="normal"/>
    </style:style>
    <style:style style:name="T68" style:family="text">
      <style:text-properties fo:font-style="normal" style:text-underline-style="none" style:font-style-asian="normal" style:font-style-complex="normal"/>
    </style:style>
    <style:style style:name="T69" style:family="text">
      <style:text-properties fo:font-weight="normal" style:font-weight-asian="normal" style:font-weight-complex="normal"/>
    </style:style>
    <style:style style:name="T70" style:family="text">
      <style:text-properties fo:font-weight="normal" fo:background-color="transparent" loext:char-shading-value="0" style:font-weight-asian="normal" style:font-weight-complex="normal"/>
    </style:style>
    <style:style style:name="T71" style:family="text">
      <style:text-properties style:text-line-through-style="solid" style:text-line-through-type="single" fo:font-weight="bold" style:font-weight-asian="bold" style:font-weight-complex="bold"/>
    </style:style>
    <style:style style:name="T72" style:family="text">
      <style:text-properties fo:language="uk" fo:country="UA"/>
    </style:style>
    <style:style style:name="T73" style:family="text">
      <style:text-properties fo:language="uk" fo:country="UA" fo:font-style="italic" style:font-style-asian="italic" style:font-style-complex="italic"/>
    </style:style>
    <style:style style:name="T74" style:family="text">
      <style:text-properties style:text-underline-style="none"/>
    </style:style>
    <style:style style:name="T75" style:family="text">
      <style:text-properties style:text-rotation-angle="90" style:text-rotation-scale="line-height"/>
    </style:style>
    <style:style style:name="T76" style:family="text">
      <style:text-properties style:text-rotation-angle="270" style:text-rotation-scale="line-height"/>
    </style:style>
    <style:style style:name="T77" style:family="text">
      <style:text-properties style:text-position="sub 58%" style:font-size-asian="10.5pt"/>
    </style:style>
    <style:style style:name="T78" style:family="text">
      <style:text-properties style:font-name="Symbol" style:font-name-asian="Symbol" style:font-name-complex="Symbol"/>
    </style:style>
    <style:style style:name="T79" style:family="text">
      <style:text-properties style:font-name="Liberation Serif1" style:font-name-asian="Symbol" style:font-name-complex="Symbol"/>
    </style:style>
    <style:style style:name="T80" style:family="text">
      <style:text-properties style:font-name="Courier New CYR"/>
    </style:style>
    <style:style style:name="T81" style:family="text">
      <style:text-properties style:font-name="Courier New CYR" fo:language="en" fo:country="US"/>
    </style:style>
    <style:style style:name="T82" style:family="text">
      <style:text-properties fo:font-size="14pt" fo:language="en" fo:country="US" fo:font-weight="bold" style:font-size-asian="14pt" style:font-weight-asian="bold" style:font-size-complex="14pt" style:font-weight-complex="bold"/>
    </style:style>
    <style:style style:name="T83" style:family="text">
      <style:text-properties fo:font-size="14pt" fo:font-weight="bold" style:font-size-asian="14pt" style:font-weight-asian="bold" style:font-size-complex="14pt" style:font-weight-complex="bold"/>
    </style:style>
    <style:style style:name="T84" style:family="text">
      <style:text-properties fo:font-size="9pt" style:font-size-asian="9pt" style:font-size-complex="9pt"/>
    </style:style>
    <style:style style:name="T85" style:family="text">
      <style:text-properties fo:font-size="12pt" style:font-size-asian="12pt" style:font-size-complex="12pt"/>
    </style:style>
    <style:style style:name="T86" style:family="text">
      <style:text-properties fo:font-size="10pt" style:font-size-asian="10pt" style:font-size-complex="10pt"/>
    </style:style>
    <style:style style:name="T87" style:family="text">
      <style:text-properties fo:font-size="8pt" style:font-size-asian="8pt" style:font-size-complex="8pt"/>
    </style:style>
    <style:style style:name="T88" style:family="text">
      <style:text-properties officeooo:rsid="000f1751"/>
    </style:style>
    <style:style style:name="T89" style:family="text">
      <style:text-properties officeooo:rsid="000f41fe"/>
    </style:style>
    <style:style style:name="T90" style:family="text">
      <style:text-properties officeooo:rsid="00116842"/>
    </style:style>
    <style:style style:name="T91" style:family="text">
      <style:text-properties officeooo:rsid="00130d0c"/>
    </style:style>
    <style:style style:name="T92" style:family="text">
      <style:text-properties officeooo:rsid="0013fbd3"/>
    </style:style>
    <style:style style:name="T93" style:family="text">
      <style:text-properties officeooo:rsid="00144936"/>
    </style:style>
    <style:style style:name="T94" style:family="text">
      <style:text-properties officeooo:rsid="00145f5d"/>
    </style:style>
    <style:style style:name="T95" style:family="text">
      <style:text-properties officeooo:rsid="001e0705"/>
    </style:style>
    <style:style style:name="T96" style:family="text">
      <style:text-properties officeooo:rsid="0020747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0" text:outline-level="1">Последний фанфик</text:h>
      <text:p text:style-name="P54"/>
      <text:h text:style-name="P161"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7"><text:note text:id="ftn1" text:note-class="footnote"><text:note-citation>1</text:note-citation><text:note-body><text:p text:style-name="P151">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51">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51">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69">Дайсон.</text:span></text:p>
      <text:p text:style-name="P80"><text:span text:style-name="T8">– </text:span><text:span text:style-name="T69">Сколько тебе лет?</text:span></text:p>
      <text:p text:style-name="P80"><text:span text:style-name="T8">– </text:span><text:span text:style-name="T69">Два года с начала запуска кластера.</text:span></text:p>
      <text:p text:style-name="P80"><text:soft-page-break/><text:span text:style-name="T8">– </text:span><text:span text:style-name="T69">Какой сейчас год?</text:span></text:p>
      <text:p text:style-name="P80"><text:span text:style-name="T8">– </text:span><text:span text:style-name="T50">20</text:span><text:span text:style-name="T34">19</text:span><text:span text:style-name="T69">-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60">, </text:span><text:span text:style-name="T5">в некоем городе живёт брадобрей, который бреет всех людей, которые не бреются сами. Вопрос: кто бреет брадобрея</text:span><text:span text:style-name="T60">?</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69">,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3">Бип-бип-бип.</text:p>
      <text:p text:style-name="P113"/>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7">***</text:p>
      <text:p text:style-name="P147"/>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51">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52">Валиум <text:span text:style-name="T54">–</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4">ворил </text:span><text:span text:style-name="T2">—</text:span><text:span text:style-name="T54">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4">А у нас получается… </text:span><text:span text:style-name="T2">–</text:span><text:span text:style-name="T54">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51">AI <text:span text:style-name="T2">– </text:span><text:span text:style-name="T54">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61" text:outline-level="2">2. Пробуждение</text:h>
      <text:p text:style-name="P31"/>
      <text:p text:style-name="P1"><text:span text:style-name="T31">Сознание рестартовало после того, как я гребанулся </text:span><text:span text:style-name="T54">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4">ткрыл глаза, тщётно пытаясь вдохнуть. Образ, </text:span><text:span text:style-name="T2">который я </text:span><text:span text:style-name="T54">пару мгновений назад </text:span><text:span text:style-name="T2">видел на фоне </text:span><text:span text:style-name="T54">звёзд, теперь сфокусировался прямо у моего носа. Точёная голова с резко очерчеными скулами в ореоле </text:span><text:soft-page-break/><text:span text:style-name="T54">живого переливающегося сияния, огромные глаза на треть морды, </text:span><text:span text:style-name="T2">грациозные</text:span><text:span text:style-name="T54"> настороженные уши, нежный розов</text:span><text:span text:style-name="T2">атый</text:span><text:span text:style-name="T54"> нос, венчающая голову </text:span><text:span text:style-name="T2">высокая тиара</text:span><text:span text:style-name="T54">. И приковывающая к себе внимание звёздочка, та самая магическая искорка </text:span><text:span text:style-name="T18">—</text:span><text:span text:style-name="T54">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4">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4">, </text:span><text:span text:style-name="T2">а от валиума таких глюков у меня ни разу не было. <text:s/>Да и не должно быть — это же не ЛСД какой-нибудь</text:span><text:span text:style-name="T54">.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8">Jack of Hearts</text:span><text:span text:style-name="T58"><text:note text:id="ftn7" text:note-class="footnote"><text:note-citation>7</text:note-citation><text:note-body><text:p text:style-name="Footnote"><text:bookmark text:name="result_box1"/><text:span text:style-name="T58">Jack of Hearts</text:span> <text:span text:style-name="T1">– Червовый валет (фр.)</text:span></text:p></text:note-body></text:note></text:span><text:span text:style-name="T58"> , </text:span><text:span text:style-name="T1">Сахарная Ватка</text:span><text:span text:style-name="T58">!</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52">Спи, Сестра моя родная,<text:line-break/>Спи. Усни.<text:line-break/>Крыльями тебя укрою,<text:line-break/>Спи. Усни.</text:p><text:p text:style-name="P152"><text:tab/>В чаще тёмной волки воют,<text:line-break/>Спи. Усни.</text:p><text:p text:style-name="P152"><text:tab/>В мрачном замке духи ноют,<text:line-break/>Спи. Усни.</text:p><text:p text:style-name="P152"><text:tab/>Сказки вечность нам читает,<text:line-break/>Спи. Усни.<text:line-break/>День осенний угасает,<text:line-break/>Спи. Усни.<text:line-break/>Помни только в сне глубоком,</text:p><text:p text:style-name="P152"><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61"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1894750157392735275" text:style-name="L1">
        <text:list-item>
          <text:p text:style-name="P158">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8"><text:span text:style-name="T1">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8">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8">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8">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51">– <text:span text:style-name="T1">Восемь, учитель!</text:span></text:p><text:p text:style-name="P151">–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7"> – </text:span><text:span text:style-name="T32">2135</text:span><text:span text:style-name="T47">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72">Прижав </text:span>уши к голове, <text:span text:style-name="T72">она дала</text:span> задний ход <text:span text:style-name="T72">и </text:span>выкарабкалась обратно. Окинув библиотеку отчаянным взглядом, <text:span text:style-name="T72">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86">и-и-и</text:span>-<text:span text:style-name="T87">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70">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8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84">Тумбочка…</text:span> Листок… <text:span text:style-name="T8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8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84">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85">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61"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72">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72">любви</text:span> начинаешь понимать только тогда, когда <text:span text:style-name="T72">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61" text:outline-level="2">8. Стыд</text:h>
      <text:p text:style-name="P148"/>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72">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72">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50"/>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4">старший. </text:span><text:span text:style-name="T2">–</text:span><text:span text:style-name="T54"> </text:span><text:span text:style-name="T2">Я</text:span><text:span text:style-name="T54">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51">“</text:span><text:span text:style-name="T52">Поле Кровожадной Брани</text:span><text:span text:style-name="T51">”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9">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72">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53">Мне печалиться не стоит</text:p><text:p text:style-name="P153">Жизнь прекрасна и полна</text:p><text:p text:style-name="P153">Телом молода, душою —</text:p><text:p text:style-name="P153">Как дракон морской мудра</text:p><text:p text:style-name="P153"/><text:p text:style-name="P153">Я видала взлёт империй,</text:p><text:p text:style-name="P153">Я жила среди легенд,</text:p><text:p text:style-name="P153">Древней магии мистерий</text:p><text:p text:style-name="P153">Я прилежнейший студент</text:p><text:p text:style-name="P153"/><text:p text:style-name="P153">Обожаема народом,</text:p><text:p text:style-name="P153">Уважаема врагом —</text:p><text:p text:style-name="P153">Но друзья остались в прошлом,</text:p><text:p text:style-name="P153">Пустота пришла в мой дом</text:p><text:p text:style-name="P153"/><text:p text:style-name="P153">Одинока и печальна,</text:p><text:p text:style-name="P153">Недоступна и строга,</text:p><text:p text:style-name="P153">Потеряла изначальный</text:p><text:p text:style-name="P153">Смысл жизни навсегда</text:p><text:p text:style-name="P153"/><text:p text:style-name="P153">Жизнь моя теперь публична,</text:p><text:p text:style-name="P153">Жизнь моя теперь для всех,</text:p><text:p text:style-name="P153">В этом — горе, в этом — счастье,</text:p><text:p text:style-name="P153">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69">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69">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72">Аликорница</text:span> и так выглядела неважно.</text:p>
      <text:p text:style-name="P37"><text:soft-page-break/></text:p>
      <text:p text:style-name="P37">Поза <text:span text:style-name="T72">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72">и </text:span>у грифонов, <text:span text:style-name="T72">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72">М</text:span>еняет <text:span text:style-name="T72">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72">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9">.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52">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9">– </text:span><text:span text:style-name="T4">История Понивилля начинается с того благословенного дня, когда принцесса Селестия подарила семейству Эппл </text:span><text:span text:style-name="T59">— </text:span><text:span text:style-name="T4">тогда, правда, это ещё были Смиты </text:span><text:span text:style-name="T59">—</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9">—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69">...</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8"><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8"/>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69">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ярда брони отделяли меня от Эквестрии. Четыре ярд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8"> </text:span><text:span text:style-name="T35">Видения этих городов</text:span><text:span text:style-name="T48"> дрожали, <text:s/>пересекались </text:span><text:span text:style-name="T35">и постоянно множились</text:span><text:span text:style-name="T48">.</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69">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9">—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69">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7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9">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9">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69">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69">эт правда?</text:span></text:p>
      <text:p text:style-name="P49"><text:span text:style-name="T16">– </text:span><text:span text:style-name="T69">Какая из? Их много, вообще-то. Ик!</text:span></text:p>
      <text:p text:style-name="P49"><text:span text:style-name="T16">– </text:span><text:span text:style-name="T69">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69">он-нон, </text:span><text:span text:style-name="T16">– </text:span><text:span text:style-name="T69">захихикала Пинки, взъерошив копытами розовые кудряшки и попытавшись соорудить из них бороду, </text:span><text:span text:style-name="T16">– </text:span><text:span text:style-name="T69">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69">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69">Ты что-о-о! Нельзя любить фаэри! Она похитит твоё сердце, и ты будешь искать её, пока не… </text:span><text:span text:style-name="T16">– </text:span><text:span text:style-name="T69">Пинки погрузилась мордочкой в так и не съеденный салат «по-кантерлотски» и захрапела.</text:span></text:p>
      <text:p text:style-name="P49"><text:span text:style-name="T16">– </text:span><text:span text:style-name="T69">Пока не умру?</text:span></text:p>
      <text:p text:style-name="P49"><text:span text:style-name="T16">– </text:span><text:span text:style-name="T69">Нет, глупенький, </text:span><text:span text:style-name="T16">– </text:span><text:span text:style-name="T69">пробулькала Пинки из миски. </text:span><text:span text:style-name="T16">– </text:span><text:span text:style-name="T69">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7">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7"/>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6">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9"/>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71">302 пони</text:span><text:span text:style-name="T24">.</text:span></text:p>
      <text:p text:style-name="P52"><text:span text:style-name="T71">250 пони</text:span><text:span text:style-name="T24">.</text:span></text:p>
      <text:p text:style-name="P52"><text:span text:style-name="T71">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73">так её </text:span><text:span text:style-name="T3">разэтак</text:span><text:span text:style-name="T73">,</text:span><text:span text:style-name="T20"> магия!</text:span></text:p>
      <text:p text:style-name="P157"/>
      <text:p text:style-name="Standard"><text:span text:style-name="T20">P.S. Мне тебя не хватает. Сильно.</text:span><text:span text:style-name="T59">»</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71">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71">302 пони</text:span><text:span text:style-name="T24">.</text:span></text:p>
      <text:p text:style-name="P52"><text:span text:style-name="T71">250 пони</text:span><text:span text:style-name="T24">.</text:span></text:p>
      <text:p text:style-name="P52"><text:span text:style-name="T71">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4">«</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4">».</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72">И товары</text:span> вовсе<text:span text:style-name="T72"> не </text:span>бесплатные<text:span text:style-name="T72">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72">Оно п</text:span>овсюду. <text:span text:style-name="T72">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72">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72">А т</text:span>ы вставать не хотел! Я очень-очень испугалась. <text:span text:style-name="T72">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5">пишешь</text:span><text:span text:style-name="T48">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4">–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72"> мне</text:span> удалось замазать самые большие щели. За тестовый<text:span text:style-name="T72"> </text:span>получасовый заплыв<text:span text:style-name="T72">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72">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72">н жил с пони! И они </text:span>офигенно <text:span text:style-name="T72">любили друг друга! И у них </text:span>был<text:span text:style-name="T72"> </text:span>офигенный <text:span text:style-name="T72">секс! </text:span>И это было офигенно круто!<text:span text:style-name="T72">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72">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72">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меня найти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52">Когорта <text:span text:style-name="T54">–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72"> </text:span>покои Луны<text:span text:style-name="T72"> </text:span>через открытые балконные двери<text:span text:style-name="T72">.</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72">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72">, что кот бессмертен. Также допустим, что кот з</text:span>аколдован<text:span text:style-name="T72"> </text:span>отложенным <text:span text:style-name="T72">заклятие</text:span>м<text:span text:style-name="T72"> Абсолютного Стирания, которое сработает, если кто-то откроет ящик</text:span>. <text:span text:style-name="T72">То есть, п</text:span>ри открытии<text:span text:style-name="T72"> ящик</text:span>а<text:span text:style-name="T72"> кот исчезнет из </text:span>бытия<text:span text:style-name="T72">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52">Тороид <text:span text:style-name="T54">–</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70">—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70">—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70">—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70">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62"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52">Митарианец <text:span text:style-name="T54">–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76">д</text:span>ЕсЬ БЫл <text:span text:style-name="T77">д</text:span>ИскОр<text:span text:style-name="T75">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78"></text:span><text:span text:style-name="T79">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80">Зафиксирована опасная ситуация. Сознание пациента </text:span><text:span text:style-name="T81">&lt;</text:span><text:span text:style-name="T80">СЕЛЕСТИЯ</text:span><text:span text:style-name="T81">&gt;</text:span><text:span text:style-name="T80"> не регистрируется. Активируется протокол экстренной эвакуации пациента </text:span><text:span text:style-name="T81">&lt;</text:span><text:span text:style-name="T80">СЕЛЕСТИЯ</text:span><text:span text:style-name="T81">&gt;</text:span><text:span text:style-name="T80"> к супервизору </text:span><text:span text:style-name="T81">&lt;</text:span><text:span text:style-name="T80">ЛУНА</text:span><text:span text:style-name="T81">&gt;</text:span><text:span text:style-name="T80">.</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70">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0">—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72">трид</text:span><text:span text:style-name="T1">цать лет, если его сменят через </text:span><text:span text:style-name="T72">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9"/>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text:soft-page-break/>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text:soft-page-break/>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8"/>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52">Центурия <text:span text:style-name="T54">– военное подразделение в 100 солдат</text:span></text:p></text:note-body></text:note> в последний бой.</text:p>
      <text:p text:style-name="P49"/>
      <text:p text:style-name="P49">Аликорница легонько коснулась крылом моего плеча.</text:p>
      <text:p text:style-name="P49"><text:soft-page-break/>–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Пегаска кивнула.</text:p>
      <text:p text:style-name="P49"><text:soft-page-break/>–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72">задней осью </text:span><text:span text:style-name="T1">на табуретку. Я прилаживал ей новое колесо взамен <text:s/>утраченного. </text:span><text:span text:style-name="T72">Ещ</text:span><text:span text:style-name="T1">ё</text:span><text:span text:style-name="T72"> </text:span><text:span text:style-name="T1">немного и будет как новенькая! В дворцовом гараже среди кучи хлама таки нашлось лопнувшее колесо, которое </text:span><text:span text:style-name="T72">мне удалось</text:span><text:span text:style-name="T1"> отремонтировать — о</text:span><text:span text:style-name="T72">бучение у</text:span><text:span text:style-name="T1"> Норфа не </text:span><text:span text:style-name="T72">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72">на </text:span><text:span text:style-name="T1">корпус</text:span><text:span text:style-name="T72">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72">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72">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
      <text:p text:style-name="P49"><text:soft-page-break/>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Казалось, силуэт пегаски на фоне золотого шара испускает радужное сияние. Время остановилось, в<text:span text:style-name="T72">о всём мире остались только м</text:span>ы<text:span text:style-name="T72"> двое. Чувство абсолютной, не ограниченной ничем свобод</text:span>ы заполнило <text:soft-page-break/>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
      <text:p text:style-name="P49">Отцепив пегаску от «Королевы Лорен», я тихо спросил её:</text:p>
      <text:p text:style-name="P52"><text:soft-page-break/>–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
      <text:p text:style-name="P54"><text:soft-page-break/>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52">Манипула <text:span text:style-name="T54">–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
      <text:p text:style-name="P54"><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text:soft-page-break/></text:p>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72">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
      <text:p text:style-name="P57"><text:soft-page-break/>…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
      <text:p text:style-name="P54"><text:soft-page-break/>–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72">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72">А ч</text:span>то случилось с кракеном?</text:p>
      <text:p text:style-name="P54">– Он упал в <text:span text:style-name="T72">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63"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4">Невозможно поверить, но два месяца</text:span><text:span text:style-name="T19"> </text:span><text:span text:style-name="T54">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69">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72">кликнул по ним правой кнопкой </text:span><text:span text:style-name="T1">мыши</text:span><text:span text:style-name="T72"> и </text:span><text:span text:style-name="T1">выбрал</text:span><text:span text:style-name="T72">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63"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20">– А ты в курсе, что твой Дискорд многократно сжигал Селестию живьём? Хороша шутка, обхохочешься! – выпалил я.</text:p>
      <text:p text:style-name="P120">–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20">– Это не мои… эмм… домыслы… Он сам мне рассказал…</text:p>
      <text:p text:style-name="P120">Флаттершай встала со стула и попыталась уйти. Я задержал её.</text:p>
      <text:p text:style-name="P120">– Извини, не знал. Не уходи. Нам нельзя ссориться.</text:p>
      <text:p text:style-name="P104"><text:soft-page-break/>Девушка слабо улыбнулась.</text:p>
      <text:p text:style-name="P120">– Я не сержусь… На Дискорда трудно не злиться… Он так себя ведёт, потому что его это… эмм… <text:s/>забавляет.</text:p>
      <text:p text:style-name="P3"/>
      <text:p text:style-name="P140">***</text:p>
      <text:p text:style-name="P138"/>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Великое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68">—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68">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72">с</text:span> форменны<text:span text:style-name="T72">ми</text:span> <text:span text:style-name="T72">шевронами</text:span>. С именными <text:span text:style-name="T72">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6"/>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5">—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20">– Не нравится мне тут. Чуйка нехорошая…</text:p>
      <text:p text:style-name="P120"><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5">—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20">– Привет, Сел.</text:p>
      <text:p text:style-name="P155"/>
      <text:p text:style-name="P155">Аликорница всполошилась, спрят<text:span text:style-name="T1">ав</text:span> <text:span text:style-name="T1">пирожное</text:span> за спину.</text:p>
      <text:p text:style-name="P120">– Ах, это ты, Анон. Какое счастье! Ты снова с нами!</text:p>
      <text:p text:style-name="P120">–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20"/>
      <text:h text:style-name="P161" text:outline-level="2">2<text:span text:style-name="T1">9</text:span>. <text:span text:style-name="T1">Назад, в Эквестрию</text:span></text:h>
      <text:p text:style-name="P124"/>
      <text:p text:style-name="P104"><text:span text:style-name="T11">– </text:span>Оп-па! – пробормотала Эпплджек. – Нежданчик!</text:p>
      <text:p text:style-name="P104">Дискорд дурашливо кивнул Эпплджек.</text:p>
      <text:p text:style-name="P120">– И я рад тебя видеть, дорогая Эппл-как-тебя-там! А где моя любимая Флаттершай?</text:p>
      <text:p text:style-name="P120">Окинув взглядом комнату, Дискорд закапризничал:</text:p>
      <text:p text:style-name="P120">–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20"/>
      <text:p text:style-name="P120">– С кем это вы тут разговариваете?</text:p>
      <text:p text:style-name="P120">В комнату вошла Флаттершай.</text:p>
      <text:p text:style-name="P120"/>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41">– Эй-Джей, Флатти, хватайте комп и на выход! Я с ним разберусь! Не теряйте вре..!</text:p>
      <text:p text:style-name="P141">– ТЫ ИДИО..!!!</text:p>
      <text:p text:style-name="P141">Дискорд <text:s/>заорал одновременно со мной, прикрываясь от меня руками, когда раздался оглушительный</text:p>
      <text:p text:style-name="P141"/>
      <text:p text:style-name="P143">… </text:p>
      <text:p text:style-name="P143">БАХ!!!</text:p>
      <text:p text:style-name="P143">…</text:p>
      <text:p text:style-name="P143"/>
      <text:p text:style-name="P141">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20">На лице драконикуса появилось удивлённо-мечтательное выражение и он вырубился.</text:p>
      <text:p text:style-name="P120"/>
      <text:p text:style-name="P120">…</text:p>
      <text:p text:style-name="P120"/>
      <text:p text:style-name="P120">– <text:span text:style-name="T1">А… Анон… Зачем ты напал на Дискорда? </text:span>– <text:span text:style-name="T1">прошептала Флаттершай в шоке.</text:span></text:p>
      <text:p text:style-name="P120"><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31"><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31">Я повернулся к выходу. Флаттершай проскочила у меня под локтём и кинулась к драконикусу.</text:p>
      <text:p text:style-name="P131"/>
      <text:p text:style-name="P131"><text:span text:style-name="T11">– Нет! Дискорд </text:span>— не убийца!!!</text:p>
      <text:p text:style-name="P131">С необычной для неё силой Флаттершай вытащила кляп изо рта драконикуса.</text:p>
      <text:p text:style-name="P131"><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6"/>
      <text:p text:style-name="P131">Или драконикус — гениальный актёр, или… ?</text:p>
      <text:p text:style-name="P131"/>
      <text:p text:style-name="P131">Я вернулся к драконикусу и уселся на стул напротив него.</text:p>
      <text:p text:style-name="P131"><text:span text:style-name="T11">– Р</text:span>ассказывай.</text:p>
      <text:p text:style-name="P131"/>
      <text:p text:style-name="P131">Дискорд немного успокоился.</text:p>
      <text:p text:style-name="P131"><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31"><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31">У драконикуса глаза полезли на лоб.</text:p>
      <text:p text:style-name="P131"><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31"/>
      <text:p text:style-name="P131">Я задумался. Драконикус, похоже, говорил искренне. Но кто тогда всё это время играл с нами, <text:span text:style-name="T26">словно кот с мышью</text:span>?</text:p>
      <text:p text:style-name="P131"><text:soft-page-break/></text:p>
      <text:p text:style-name="P131"><text:span text:style-name="T11">– </text:span>Анон! <text:span text:style-name="T11">– </text:span>крикнула Эпплджек из прихожей. <text:span text:style-name="T11">– </text:span>Я слышу шум за дверью!</text:p>
      <text:p text:style-name="P131">Практически одновременно раздался звонок.</text:p>
      <text:p text:style-name="P134">– ОТКРОЙТЕ, ПОЛИЦИЯ! Вам даётся полминуты, чтобы открыть дверь! Через тридцать секунд дверь будет выбита!</text:p>
      <text:p text:style-name="P134"/>
      <text:p text:style-name="P134">Эпплджек ошалело выскочила из прихожей. Несколько мгновений я молча смотрел на неё. В голове свистел ветер и играла дудочка.</text:p>
      <text:p text:style-name="P134">– На крышу, живо!!! Через окно на кухне! – зашипел Дискорд.</text:p>
      <text:p text:style-name="P134">– Что? – ступил я.</text:p>
      <text:p text:style-name="P131"><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34"/>
      <text:p text:style-name="P134">Эпплджек, с ноутбуком в одной руке и Флаттершай — во второй, кинулась на кухню.</text:p>
      <text:p text:style-name="P131">Дверь содрогнулась от мощного удара. Послышался стук падающей штукатурки. Я сломя голову бросился за девушками.</text:p>
      <text:p text:style-name="P131">– Развяжи меня, кретин!!! – гаркнул вдогонку Дискорд.</text:p>
      <text:p text:style-name="P131">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31">– Давай на крышу! Я догоню! – рявкнул он, освобождая вторую руку.</text:p>
      <text:p text:style-name="P131"/>
      <text:p text:style-name="P131">От второго удара дверная коробка крякнула и наполовину въехала в прихожую.</text:p>
      <text:p text:style-name="P131">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31">Верёвка в кухонном окне дёргалась под весом карабкающихся девушек. Я словил её и стал на подоконник.</text:p>
      <text:p text:style-name="P131"/>
      <text:p text:style-name="P131">Блё-о-о!</text:p>
      <text:p text:style-name="P131"/>
      <text:p text:style-name="P131">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31">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72">А если не </text:span>выдержит<text:span text:style-name="T72"> </text:span>основа, к которой она привязана? Что-то мне в туалет захотелось… У меня нет боязни высоты, но это уже слишком!</text:p>
      <text:p text:style-name="P131"/>
      <text:p text:style-name="P131">Я задрал голову.</text:p>
      <text:p text:style-name="P131">О! Так уже легче! Надо мной всего лишь два этажа. Десять метров верёвки. Если не смотреть вниз, то…</text:p>
      <text:p text:style-name="P131"/>
      <text:p text:style-name="P133"><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5"/>
      <text:p text:style-name="P131">Я вытер ладони о штаны, ухватил канат и сделал шаг вперёд…</text:p>
      <text:p text:style-name="P131"/>
      <text:p text:style-name="P131">…</text:p>
      <text:p text:style-name="P131"/>
      <text:p text:style-name="P131">Святые яйца, Анон, ты действительно сделал ЭТО!</text:p>
      <text:p text:style-name="P131"/>
      <text:p text:style-name="P131">…</text:p>
      <text:p text:style-name="P131"/>
      <text:p text:style-name="P131">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31">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31"/>
      <text:p text:style-name="P131">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
      <text:p text:style-name="P131">Селестия милосердная!!!</text:p>
      <text:p text:style-name="P131"/>
      <text:p text:style-name="P131">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
      <text:p text:style-name="P131">Флаттершай появилась над бортиком и свесила вниз руку. Эпплджек вытянулась и протянула ей ноутбук одной рукой.</text:p>
      <text:p text:style-name="P131"/>
      <text:p text:style-name="P131">НЕТ! У них не получилось!</text:p>
      <text:p text:style-name="P131">У меня враз вспотели ладони. Держаться на верёвке стало чертовски трудно.</text:p>
      <text:p text:style-name="P131"><text:soft-page-break/></text:p>
      <text:p text:style-name="P131">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31"/>
      <text:p text:style-name="P131">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31"/>
      <text:p text:style-name="P131">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31"/>
      <text:p text:style-name="P131">К счастью, фермерша не разжала ног.</text:p>
      <text:p text:style-name="P131"/>
      <text:p text:style-name="P131">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31">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31"/>
      <text:p text:style-name="P131">Фак-фак-фак-фак-фак!!! ДА НУ ЕГО В ПЕНЬ — ТАКОЙ АЛЬПИНИЗМ!!! А-А-А-А-А-А!!!…</text:p>
      <text:p text:style-name="P131">Верёвка закончилась. Наконец-то у меня появилось время для паники. Я судорожно обнял Эпплджек, закрыл глаза и приготовился…</text:p>
      <text:p text:style-name="P131"/>
      <text:p text:style-name="P131">…</text:p>
      <text:p text:style-name="P131"/>
      <text:p text:style-name="P131">Захват поперёк груди и сильный рывок выдавили из меня остатки дыхания.</text:p>
      <text:p text:style-name="P131">– ОТПУСТИ КОБЫЛУ!!! – загрохотало мне в ухо.</text:p>
      <text:p text:style-name="P131"/>
      <text:p text:style-name="P131">Я открыл глаза.</text:p>
      <text:p text:style-name="P131">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31">Чуть подняв глаза, я уставился в кривую морду драконикуса.</text:p>
      <text:p text:style-name="P131">– Отпусти фермершу. Я её держу, – повторил Дискорд. – Мне сбалансироваться надо, вы не такие уж и лёгкие!</text:p>
      <text:p text:style-name="P131"/>
      <text:p text:style-name="P131">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31">Одной лапой он держал меня, другой пытался оторвать от меня Эпплджек. Наконец это ему удалось и дальнейший подъём происходил в молчании.</text:p>
      <text:p text:style-name="P131"/>
      <text:p text:style-name="P131"><text:soft-page-break/>…</text:p>
      <text:p text:style-name="P131"/>
      <text:p text:style-name="P131">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31">– Эмм… Флатти, дорогая, нам пора. Я слышу шаги на лестнице. Не говоря уже о том, что до закрытия коридора осталось минут двадцать, не больше…</text:p>
      <text:p text:style-name="P131"/>
      <text:p text:style-name="P131">…</text:p>
      <text:p text:style-name="P131"/>
      <text:p text:style-name="P131">На длинной шее драконикуса разместились Эпплджек и Флаттершай. Я, для сохранения баланса, разместился ближе к хвосту.</text:p>
      <text:p text:style-name="P131">Драконикус начал короткую пробежку к краю. Крохотные крылышки затрепыхались <text:s text:c="2"/>в отчаянной попытке разогреться.</text:p>
      <text:p text:style-name="P131"><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31"/>
      <text:p text:style-name="P131">…край крыши промелькнул под нами…</text:p>
      <text:p text:style-name="P136"/>
      <text:p text:style-name="P131"><text:span text:style-name="T11">– …</text:span>собственно, держаться в воздухе дольше у меня не хватит магии!</text:p>
      <text:p text:style-name="P131"/>
      <text:p text:style-name="P131">Мы летели навстречу закату.</text:p>
      <text:p text:style-name="P131"/>
      <text:p text:style-name="P131">…</text:p>
      <text:p text:style-name="P131"/>
      <text:p text:style-name="P131">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31"/>
      <text:p text:style-name="P131"><text:span text:style-name="T11">– </text:span>Ю-ху-у-у!!!</text:p>
      <text:p text:style-name="P131">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31"/>
      <text:p text:style-name="P131">Перед нами увеличивалась громада моей высотки.</text:p>
      <text:p text:style-name="P131">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31">– Пристегните ремни! – проревел Дискорд, резко ускоряясь. – Будет весело!!!</text:p>
      <text:p text:style-name="P131">Эпплджек покрепче прижала к себе ноутбук. Флаттершай прижалась к шее Дискорда, спрятав лицо в короткой гриве.</text:p>
      <text:p text:style-name="P131">– ВНИМАНИЕ!!! – заорал Дискорд.</text:p>
      <text:p text:style-name="P131"><text:soft-page-break/>Сложив крылья, драконикус <text:s/>стрелой влетел в портал.</text:p>
      <text:p text:style-name="P131"/>
      <text:p text:style-name="P132">***</text:p>
      <text:p text:style-name="P131"/>
      <text:p text:style-name="P131">Ох, щит!!!</text:p>
      <text:h text:style-name="Heading_20_2" text:outline-level="2"/>
      <text:h text:style-name="Heading_20_2" text:outline-level="2"><text:span text:style-name="T1">30</text:span>. Разговор за столиком в <text:span text:style-name="T1">ночи</text:span></text:h>
      <text:p text:style-name="P144"/>
      <text:p text:style-name="P146">Мы почти успели.</text:p>
      <text:p text:style-name="P146"/>
      <text:p text:style-name="P142">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42">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42">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42"/>
      <text:p text:style-name="P142">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42">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42"/>
      <text:p text:style-name="P142">«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42"/>
      <text:p text:style-name="P142">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42"/>
      <text:p text:style-name="P142">ХА-ХА-ХА!</text:p>
      <text:p text:style-name="P142"/>
      <text:p text:style-name="P142">Почти как сейчас. Как говорится, найди десять отличий.</text:p>
      <text:p text:style-name="P142">Вот только… Только Дэш была бы жива…</text:p>
      <text:p text:style-name="P145">Я тяжело вздохнул.</text:p>
      <text:p text:style-name="P145"/>
      <text:p text:style-name="P145"><text:soft-page-break/>…</text:p>
      <text:p text:style-name="P145"/>
      <text:p text:style-name="P145"><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5"/>
      <text:p text:style-name="P145">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42"/>
      <text:p text:style-name="P142">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42"/>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69">.</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82">Я ПОНЯЛ, КТО ТЫ!!! КАК </text:span><text:span text:style-name="T83">ЖЕ </text:span><text:span text:style-name="T82">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text:span><text:span text:style-name="T43">Ф</text:span><text:span text:style-name="T42">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9">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54">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54">–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8">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text:span><text:span text:style-name="T44">Эенергетические затраты на этот процесс просто высасывали Эквус подчистую.</text:span><text:span text:style-name="T42">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text:span><text:span text:style-name="T53">И огласить его. </text:span><text:span text:style-name="T26">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text:span text:style-name="T90">множеством </text:span>Эквестри<text:span text:style-name="T90">й</text:span>. <text:span text:style-name="T90">Вы, брони, наплодили грёбаную кучу фанфиков, каждый из которых порождает свою Эквестрию, несовместимую со всеми остальными. </text:span><text:s/>И без того небольшой ручеёк энергии распределяется между ними. Как результат, не может <text:span text:style-name="T91">реализоваться</text:span> ни одна из них. Будь так добр, выбери самую главную ветвь, в которую нужно направить энергию воображения брони. <text:span text:style-name="T91">Остальные будем отсекать.</text:span></text:p>
      <text:p text:style-name="P110"/>
      <text:p text:style-name="P111"><text:span text:style-name="T92">Слова Анакорна вызвали в воображении видение свихнувшейся Твайлайт со скальпелем. </text:span>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4">,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67">—</text:span><text:span text:style-name="T54"> точнее, </text:span><text:span text:style-name="T55">множество</text:span><text:span text:style-name="T54"> схожих миров </text:span><text:span text:style-name="T67">—</text:span><text:span text:style-name="T54"> создали брони. Разумеется, стержнем им послужил именно сериал, но каждая ветвь </text:span><text:span text:style-name="T67">—</text:span><text:span text:style-name="T54">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text:span><text:span text:style-name="T55">Он похож на жгут из множества переплетенных лент, которые постепенно</text:span><text:span text:style-name="T54"> </text:span><text:span text:style-name="T55">расплетаются. </text:span><text:span text:style-name="T54">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3"/>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3"/>
      <text:p text:style-name="P113">–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text:span text:style-name="T93">Жгут несвязанных лент превратится</text:span> <text:span text:style-name="T93">в дерево с общим корнем. </text:span>Скажем, в этой объединяющей эквестрийской реальности в древние времена произошёл магический катаклизм, из-за которого Эквестри<text:span text:style-name="T93">я</text:span> расслоилась на множество параллельных миров.</text:p>
      <text:p text:style-name="P113"/>
      <text:p text:style-name="P113">У меня в голове зажглась лампочка. Ес-с-с!</text:p>
      <text:p text:style-name="P113"/>
      <text:p text:style-name="P113">–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Ну, и драка с Иггусом тоже может породить кучу параллельных веток. Как-то так.</text:p>
      <text:p text:style-name="P113"/>
      <text:p text:style-name="P110">Анакорн аж подпрыгнул на месте от восторга и стал мне аплодировать.</text:p>
      <text:p text:style-name="P113"/>
      <text:p text:style-name="P110"><text:span text:style-name="T54">– Наконец-то я вижу свет в конце тоннеля! Как это не пришло мне в голову! Ты всё отлично увязал! Всё сходится! Более того </text:span><text:span text:style-name="T67">—</text:span><text:span text:style-name="T54"> Анакорн заговорщически подмигнул мне </text:span><text:span text:style-name="T67">—</text:span><text:span text:style-name="T54">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67">— и первой реальной историей в Объединённом Континууме Эквуса</text:span><text:span text:style-name="T54">!</text:span></text:p>
      <text:p text:style-name="P113"/>
      <text:p text:style-name="P113">Я подозрительно посмотрел на Анакорна.</text:p>
      <text:p text:style-name="P110"><text:span text:style-name="T18">– </text:span><text:span text:style-name="T54">Какой ещё, нафиг, «мой фанфик»? Я никакого фанфика не писал. И не собираюсь.</text:span></text:p>
      <text:p text:style-name="P113"/>
      <text:p text:style-name="P113">Анакорн ехидно ухмыльнулся и сделал мне «глазки».</text:p>
      <text:p text:style-name="P110"><text:span text:style-name="T18">– </text:span><text:span text:style-name="T54">И тут мы плавно переходим к<text:tab/> заключительной проблеме! Как, интересно, ты собираешься </text:span><text:span text:style-name="T56">создать</text:span><text:span text:style-name="T54">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3"><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text:span text:style-name="T94">Твой. Фанфик.</text:span> С учётом всех исправлений, что уже сделаны, энергии понадобится совсем немного.</text:p>
      <text:p text:style-name="P113"/>
      <text:p text:style-name="P113">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67">— ты меня с кьютимарками уже пригрузил на ближайшие тысячи лет.</text:span></text:p>
      <text:p text:style-name="P107"/>
      <text:p text:style-name="P113"><text:span text:style-name="T89">Мне хотелось истерически рассмеяться, но м</text:span>рачн<text:span text:style-name="T89">о</text:span>е воспоминан<text:span text:style-name="T89">ие</text:span> заставил<text:span text:style-name="T89">о</text:span> меня поперхнуться.</text:p>
      <text:p text:style-name="P159"/>
      <text:p text:style-name="P114"><text:span text:style-name="T60">– </text:span><text:span text:style-name="T61">То есть, </text:span><text:span text:style-name="T63">предположим чисто теоретически, </text:span><text:span text:style-name="T62">если я напишу — </text:span><text:span text:style-name="T61">прям все </text:span><text:span text:style-name="T62">фанфики реализуются? Даже самые гадкие? Даже тот, в котором Пинки убила Дэш? Даже кошмарные сны жеребят? Я не хочу так. Это несправедливо!</text:span></text:p>
      <text:p text:style-name="P115">Анакорн хмыкнул.</text:p>
      <text:p text:style-name="P116"><text:span text:style-name="T60">– Ну, не всё так просто. На самом деле, полностью реализуются лишь те </text:span><text:span text:style-name="T65">линии</text:span><text:span text:style-name="T60">, что получ</text:span><text:span text:style-name="T63">или</text:span><text:span text:style-name="T60"> достаточную поддержку. Остальные останутся всего лишь неясным сном </text:span><text:span text:style-name="T64">на грани бытия</text:span><text:span text:style-name="T60">. А вот </text:span><text:span text:style-name="T63">сила поддержки</text:span><text:span text:style-name="T60"> зависит </text:span><text:span text:style-name="T64">уже </text:span><text:span text:style-name="T60">от вас самих, – Анакорн развёл копытами. – Тут я ничего поделать не мог</text:span><text:span text:style-name="T63">у. Будете увлекаться жестокостью </text:span><text:span text:style-name="T60">— </text:span><text:span text:style-name="T63">и в Эквестрии появится страдание. </text:span><text:span text:style-name="T66">Цензура тут отсутствует.</text:span></text:p>
      <text:p text:style-name="P110"/>
      <text:p text:style-name="P110">…</text:p>
      <text:p text:style-name="P110"/>
      <text:p text:style-name="P110">Факн щит<text:note text:id="ftn22" text:note-class="footnote"><text:note-citation>22</text:note-citation><text:note-body><text:p text:style-name="P151">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Анакорн насупился и спрятал карандаш в гриву.</text:p>
      <text:p text:style-name="P112"><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 <text:span text:style-name="T96">Выпусти, наконец, этого дискордового кота из коробки, ему в ней тесно!</text:span></text:p>
      <text:p text:style-name="P110"/>
      <text:p text:style-name="P110">Вот тебе и помахала Эквестрия ручкой, Анон!</text:p>
      <text:p text:style-name="P110"/>
      <text:p text:style-name="P110"><text:soft-page-break/>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text:span text:style-name="T95">только начинал</text:span> умира<text:span text:style-name="T95">ть</text:span>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text:soft-page-break/></text:p>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69">не знаю даже я. </text:span><text:soft-page-break/><text:span text:style-name="T69">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4">– Ты ещё увидишь пару-тройку снов на прощание. Это мой подарок тебе. Удачи!</text:p>
      <text:p text:style-name="P104"/>
      <text:p text:style-name="P121">~~~</text:p>
      <text:p text:style-name="P113"/>
      <text:p text:style-name="P113">– Здравствуй, Анон, – Селестия стояла передо мной без привычных взгляду властных регалий. – Я хочу поблагодарить тебя за всё.</text:p>
      <text:p text:style-name="P113">– Привет, Сел. Я рад, что с тобой всё в порядке.</text:p>
      <text:p text:style-name="P113">Аликорница стояла передо мной в сияющем ореоле гривы. Потом она нерешительно сделала шаг навстречу.</text:p>
      <text:p text:style-name="P113">–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3">Я устало рассмеялся.</text:p>
      <text:p text:style-name="P113">– Сел, я завязал с конеёбством. Извини.</text:p>
      <text:p text:style-name="P113">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3">– В другое время, в другом месте, Анон! В другое время, в другом месте!</text:p>
      <text:p text:style-name="P113"/>
      <text:p text:style-name="P119">~~~</text:p>
      <text:p text:style-name="P119"/>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text:soft-page-break/>–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23"/>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9">~~~</text:p>
      <text:p text:style-name="P120"/>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7"/>
      <text:p text:style-name="P118">~~~</text:p>
      <text:p text:style-name="P104"/>
      <text:p text:style-name="P107">– Анон?</text:p>
      <text:p text:style-name="P107">– Дэш?!!</text:p>
      <text:p text:style-name="P107">– Эмм… Ты мне снишься?</text:p>
      <text:p text:style-name="P107">– Нет, Дэш, это ты мне снишься.</text:p>
      <text:p text:style-name="P107">–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oft-page-break/><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text:span text:style-name="T88">И… И вообще…</text:span></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Эпилог. Земля</text:h>
      <text:p text:style-name="P122"/>
      <text:p text:style-name="P129">Звон будильника чуть не проломил башку. Я открыл глаза. </text:p>
      <text:p text:style-name="P129"/>
      <text:p text:style-name="P130"><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7"/>
      <text:p text:style-name="P129"><text:span text:style-name="T1">Я нашарил ногами тапки и пошёл в ванную. Проходя мимо стола, зацепился взглядом за</text:span> эскиз <text:span text:style-name="T1">рисунка</text:span>.</text:p>
      <text:p text:style-name="P129"><text:soft-page-break/></text:p>
      <text:p text:style-name="P130">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7"/>
      <text:p text:style-name="P125">Для того, чтобы выдавить остатки пасты на щётку, пришлось затратить серьёзные усилия.</text:p>
      <text:p text:style-name="P125"/>
      <text:p text:style-name="P126">Ага, и купить туалетной бумаги. Иначе уже вечером придётся использовать рекламки, что кидают в почтовый ящик. А они, блин, глянцевые!</text:p>
      <text:p text:style-name="P126"/>
      <text:p text:style-name="P128">Мысли вернулись к фантазии.</text:p>
      <text:p text:style-name="P128"/>
      <text:p text:style-name="P126">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26"/>
      <text:p text:style-name="P125">Попытка притронуться щёткой к зубу вызвала ноющую боль. </text:p>
      <text:p text:style-name="P125"/>
      <text:p text:style-name="P127">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7"/>
      <text:p text:style-name="P125">Доставая из стола ключи от машины, опять наткнулся взглядом на эскиз.</text:p>
      <text:p text:style-name="P125"/>
      <text:p text:style-name="P127">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7">А вот, кстати… А почему бы и нет? Хорошее ведь название? И интригующее — сразу сесть за клавиатуру захотелось.</text:p>
      <text:p text:style-name="P127"/>
      <text:p text:style-name="P127">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8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8-03-23T20:33:01.370358733</dc:date>
    <meta:editing-duration>P167DT21H19M24S</meta:editing-duration>
    <meta:editing-cycles>10701</meta:editing-cycles>
    <meta:generator>LibreOffice/5.1.6.2$Linux_X86_64 LibreOffice_project/10m0$Build-2</meta:generator>
    <meta:printed-by>макс </meta:printed-by>
    <meta:print-date>2017-08-23T21:51:29.95</meta:print-date>
    <meta:document-statistic meta:table-count="0" meta:image-count="0" meta:object-count="0" meta:page-count="286" meta:paragraph-count="5067" meta:word-count="106314" meta:character-count="704659" meta:non-whitespace-character-count="598741"/>
  </office:meta>
</office:document-meta>
</file>